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0.9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69cm" svg:height="2.032cm" svg:x="4.9cm" svg:y="2.39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5.789cm" svg:y="7.985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7.002cm" svg:y="4.8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7.35cm" svg:y="4.81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2.741cm" svg:y="4.93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7.477cm" svg:y="11.03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9.255cm" svg:y="14.589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4.589cm" svg:y="2.39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3.63cm" svg:y="11.28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83cm" svg:height="0.962cm" svg:x="2.016cm" svg:y="2.197cm">
          <draw:text-box>
            <text:p text:style-name="P2">1a.</text:p>
          </draw:text-box>
        </draw:frame>
        <draw:line draw:style-name="gr3" draw:text-style-name="P1" draw:layer="layout" svg:x1="6.715cm" svg:y1="4.175cm" svg:x2="7.731cm" svg:y2="5.064cm">
          <text:p/>
        </draw:line>
        <draw:line draw:style-name="gr3" draw:text-style-name="P1" draw:layer="layout" svg:x1="5.191cm" svg:y1="4.048cm" svg:x2="4.429cm" svg:y2="5.191cm">
          <text:p/>
        </draw:line>
        <draw:line draw:style-name="gr3" draw:text-style-name="P1" draw:layer="layout" svg:x1="8.493cm" svg:y1="6.842cm" svg:x2="7.477cm" svg:y2="8.239cm">
          <text:p/>
        </draw:line>
        <draw:line draw:style-name="gr3" draw:text-style-name="P1" draw:layer="layout" svg:x1="7.35cm" svg:y1="9.89cm" svg:x2="8.112cm" svg:y2="11.16cm">
          <text:p/>
        </draw:line>
        <draw:line draw:style-name="gr3" draw:text-style-name="P1" draw:layer="layout" svg:x1="6.207cm" svg:y1="9.89cm" svg:x2="5.318cm" svg:y2="11.414cm">
          <text:p/>
        </draw:line>
        <draw:line draw:style-name="gr3" draw:text-style-name="P1" draw:layer="layout" svg:x1="9.001cm" svg:y1="12.938cm" svg:x2="9.89cm" svg:y2="14.716cm">
          <text:p/>
        </draw:line>
        <draw:frame draw:style-name="gr4" draw:text-style-name="P2" draw:layer="layout" svg:width="1.524cm" svg:height="1.089cm" svg:x="11.414cm" svg:y="2.451cm">
          <draw:text-box>
            <text:p text:style-name="P2">1b.</text:p>
          </draw:text-box>
        </draw:frame>
        <draw:custom-shape draw:style-name="gr1" draw:text-style-name="P1" draw:layer="layout" svg:width="2.069cm" svg:height="2.032cm" svg:x="14.843cm" svg:y="7.7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2.049cm" svg:y="4.8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6.24cm" svg:y="10.906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8.399cm" svg:y="7.858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4.081cm" svg:y="14.208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843cm" svg:y1="4.175cm" svg:x2="13.827cm" svg:y2="5.191cm">
          <text:p/>
        </draw:line>
        <draw:line draw:style-name="gr3" draw:text-style-name="P1" draw:layer="layout" svg:x1="16.367cm" svg:y1="4.175cm" svg:x2="17.383cm" svg:y2="5.191cm">
          <text:p/>
        </draw:line>
        <draw:line draw:style-name="gr3" draw:text-style-name="P1" draw:layer="layout" svg:x1="17.256cm" svg:y1="6.588cm" svg:x2="16.367cm" svg:y2="7.858cm">
          <text:p/>
        </draw:line>
        <draw:line draw:style-name="gr3" draw:text-style-name="P1" draw:layer="layout" svg:x1="18.78cm" svg:y1="6.588cm" svg:x2="19.415cm" svg:y2="7.858cm">
          <text:p/>
        </draw:line>
        <draw:line draw:style-name="gr3" draw:text-style-name="P1" draw:layer="layout" svg:x1="18.653cm" svg:y1="9.509cm" svg:x2="17.764cm" svg:y2="11.033cm">
          <text:p/>
        </draw:line>
        <draw:line draw:style-name="gr3" draw:text-style-name="P1" draw:layer="layout" svg:x1="16.748cm" svg:y1="12.811cm" svg:x2="15.732cm" svg:y2="14.462cm">
          <text:p/>
        </draw:line>
        <draw:frame draw:style-name="gr2" draw:layer="layout" svg:width="14.095cm" svg:height="3.095cm" svg:x="3.123cm" svg:y="18.606cm">
          <draw:text-box>
            <text:p><text:span text:style-name="T1">2.</text:span> Maximum number of nodes in a BST of height</text:p>
            <text:p><text:tab/>3) 2^3 – 1 = 7</text:p>
            <text:p><text:tab/>4) 2^4 – 1 = 15</text:p>
            <text:p><text:tab/>n) 2^n – 1</text:p>
          </draw:text-box>
        </draw:frame>
        <draw:frame draw:style-name="gr2" draw:layer="layout" svg:width="6.255cm" svg:height="0.962cm" svg:x="3.286cm" svg:y="23.86cm">
          <draw:text-box>
            <text:p><text:span text:style-name="T1">3.</text:span> J, B, T, A, E, N, W</text:p>
          </draw:text-box>
        </draw:frame>
        <draw:frame draw:style-name="gr2" draw:text-style-name="P3" draw:layer="layout" svg:width="8.186cm" svg:height="0.806cm" svg:x="12.303cm" svg:y="1.083cm">
          <draw:text-box>
            <text:p text:style-name="P3"><text:span text:style-name="T2">Kevin Morris, CS110C Spring 2015</text:span></text:p>
          </draw:text-box>
        </draw:frame>
      </draw:page>
      <draw:page draw:name="page2" draw:style-name="dp1" draw:master-page-name="Default">
        <draw:frame draw:style-name="gr4" draw:text-style-name="P2" draw:layer="layout" svg:width="1.143cm" svg:height="1.089cm" svg:x="5.699cm" svg:y="2.651cm">
          <draw:text-box>
            <text:p text:style-name="P2"><text:span text:style-name="T3">4.</text:span></text:p>
          </draw:text-box>
        </draw:frame>
        <draw:custom-shape draw:style-name="gr1" draw:text-style-name="P1" draw:layer="layout" svg:width="2.069cm" svg:height="2.032cm" svg:x="10.234cm" svg:y="2.27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5.154cm" svg:y="6.207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5.605cm" svg:y="5.826cm">
          <text:p text:style-name="P1">7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2.27cm" svg:y="8.87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7.604cm" svg:y="9.001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4.683cm" svg:y="12.557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9.726cm" svg:y="12.303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8.108cm" svg:y="8.493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3.319cm" svg:y="8.366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16.076cm" svg:y="11.922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8.329cm" svg:y="15.605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6.17cm" svg:y="15.605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69cm" svg:height="2.032cm" svg:x="3.159cm" svg:y="15.60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049cm" svg:y1="4.048cm" svg:x2="15.859cm" svg:y2="6.207cm">
          <text:p/>
        </draw:line>
        <draw:line draw:style-name="gr3" draw:text-style-name="P1" draw:layer="layout" svg:x1="15.859cm" svg:y1="7.604cm" svg:x2="14.97cm" svg:y2="8.62cm">
          <text:p/>
        </draw:line>
        <draw:line draw:style-name="gr3" draw:text-style-name="P1" draw:layer="layout" svg:x1="17.51cm" svg:y1="7.604cm" svg:x2="18.526cm" svg:y2="8.747cm">
          <text:p/>
        </draw:line>
        <draw:line draw:style-name="gr3" draw:text-style-name="P1" draw:layer="layout" svg:x1="18.653cm" svg:y1="10.398cm" svg:x2="17.51cm" svg:y2="12.049cm">
          <text:p/>
        </draw:line>
        <draw:line draw:style-name="gr3" draw:text-style-name="P1" draw:layer="layout" svg:x1="10.398cm" svg:y1="3.921cm" svg:x2="6.969cm" svg:y2="6.461cm">
          <text:p/>
        </draw:line>
        <draw:line draw:style-name="gr3" draw:text-style-name="P1" draw:layer="layout" svg:x1="5.445cm" svg:y1="7.985cm" svg:x2="3.921cm" svg:y2="9.128cm">
          <text:p/>
        </draw:line>
        <draw:line draw:style-name="gr3" draw:text-style-name="P1" draw:layer="layout" svg:x1="6.969cm" svg:y1="7.985cm" svg:x2="7.858cm" svg:y2="9.255cm">
          <text:p/>
        </draw:line>
        <draw:line draw:style-name="gr3" draw:text-style-name="P1" draw:layer="layout" svg:x1="7.985cm" svg:y1="10.779cm" svg:x2="6.334cm" svg:y2="12.684cm">
          <text:p/>
        </draw:line>
        <draw:line draw:style-name="gr3" draw:text-style-name="P1" draw:layer="layout" svg:x1="9.382cm" svg:y1="10.779cm" svg:x2="10.271cm" svg:y2="12.43cm">
          <text:p/>
        </draw:line>
        <draw:line draw:style-name="gr3" draw:text-style-name="P1" draw:layer="layout" svg:x1="10.271cm" svg:y1="14.335cm" svg:x2="9.636cm" svg:y2="15.605cm">
          <text:p/>
        </draw:line>
        <draw:line draw:style-name="gr3" draw:text-style-name="P1" draw:layer="layout" svg:x1="6.207cm" svg:y1="14.462cm" svg:x2="6.715cm" svg:y2="15.605cm">
          <text:p/>
        </draw:line>
        <draw:line draw:style-name="gr3" draw:text-style-name="P1" draw:layer="layout" svg:x1="5.318cm" svg:y1="14.462cm" svg:x2="4.556cm" svg:y2="15.605cm">
          <text:p/>
        </draw:line>
        <draw:frame draw:style-name="gr2" draw:text-style-name="P3" draw:layer="layout" svg:width="8.186cm" svg:height="0.806cm" svg:x="12.303cm" svg:y="1.083cm">
          <draw:text-box>
            <text:p text:style-name="P3"><text:span text:style-name="T2">Kevin Morris, CS110C Spring 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8:41:47.902896256</meta:creation-date>
    <dc:date>2015-04-03T19:32:55.576877017</dc:date>
    <meta:editing-duration>PT20M6S</meta:editing-duration>
    <meta:editing-cycles>1</meta:editing-cycles>
    <meta:document-statistic meta:object-count="58"/>
    <meta:generator>LibreOffice/4.3.6.2$Linux_X86_64 LibreOffice_project/430m0$Build-2</meta:generator>
  </office:meta>
</office:document-meta>
</file>